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0000ff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1cm" svg:stroke-color="#000000" draw:marker-start="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0000" fo:font-style="italic" style:font-style-asian="italic" style:font-style-complex="italic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color="#ff0000" fo:font-family="Symbol" style:font-pitch="variable" style:font-charset="x-symbol"/>
    </style:style>
    <style:style style:name="P6" style:family="paragraph">
      <style:text-properties fo:color="#ff0000" fo:font-family="Symbol" style:font-pitch="variable" style:font-charset="x-symbol" fo:font-style="italic" style:font-style-asian="italic" style:font-style-complex="italic"/>
    </style:style>
    <style:style style:name="P7" style:family="paragraph">
      <style:text-properties fo:color="#0000ff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color="#ff0000" fo:font-style="italic" style:font-style-asian="italic" style:font-style-complex="italic"/>
    </style:style>
    <style:style style:name="T2" style:family="text">
      <style:text-properties fo:color="#ff0000" style:text-position="-33% 58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family="Symbol" style:font-pitch="variable" style:font-charset="x-symbol"/>
    </style:style>
    <style:style style:name="T6" style:family="text">
      <style:text-properties fo:color="#ff0000" fo:font-family="Symbol" style:font-pitch="variable" style:font-charset="x-symbol" fo:font-style="italic" style:font-style-asian="italic" style:font-style-complex="italic"/>
    </style:style>
    <style:style style:name="T7" style:family="text">
      <style:text-properties fo:color="#0000ff"/>
    </style:style>
    <style:style style:name="T8" style:family="text">
      <style:text-properties fo:color="#ff0000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family="Symbol" style:font-pitch="variable" style:font-charset="x-symbol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52cm" svg:y1="10.427cm" svg:x2="2.452cm" svg:y2="2.487cm">
          <text:p/>
        </draw:line>
        <draw:line draw:style-name="gr2" draw:text-style-name="P1" draw:layer="layout" svg:x1="2.452cm" svg:y1="6.807cm" svg:x2="7.684cm" svg:y2="6.805cm">
          <text:p/>
        </draw:line>
        <draw:line draw:style-name="gr3" draw:text-style-name="P1" draw:layer="layout" svg:x1="2.452cm" svg:y1="6.805cm" svg:x2="6.769cm" svg:y2="3.805cm">
          <text:p/>
        </draw:line>
        <draw:line draw:style-name="gr3" draw:text-style-name="P1" draw:layer="layout" svg:x1="2.453cm" svg:y1="6.805cm" svg:x2="6.77cm" svg:y2="9.805cm">
          <text:p/>
        </draw:line>
        <draw:frame draw:style-name="gr4" draw:text-style-name="P3" draw:layer="layout" svg:width="1.111cm" svg:height="1.114cm" svg:x="6.418cm" svg:y="6.852cm">
          <draw:text-box>
            <text:p text:style-name="P2"><text:span text:style-name="T1">B</text:span><text:span text:style-name="T2">z</text:span></text:p>
          </draw:text-box>
        </draw:frame>
        <draw:frame draw:style-name="gr4" draw:text-style-name="P4" draw:layer="layout" svg:width="0.925cm" svg:height="0.962cm" svg:x="1.391cm" svg:y="2.561cm">
          <draw:text-box>
            <text:p text:style-name="P1"><text:span text:style-name="T3">E</text:span></text:p>
          </draw:text-box>
        </draw:frame>
        <draw:frame draw:style-name="gr4" draw:layer="layout" svg:width="3.258cm" svg:height="1.114cm" svg:x="6.742cm" svg:y="3.137cm">
          <draw:text-box>
            <text:p><text:span text:style-name="T3">m</text:span><text:span text:style-name="T4">S</text:span> = +1/2</text:p>
          </draw:text-box>
        </draw:frame>
        <draw:frame draw:style-name="gr4" draw:layer="layout" svg:width="3.233cm" svg:height="1.177cm" svg:x="6.742cm" svg:y="9.237cm">
          <draw:text-box>
            <text:p><text:span text:style-name="T3">m</text:span><text:span text:style-name="T4">S</text:span> = <text:span text:style-name="T5">-</text:span>1/2</text:p>
          </draw:text-box>
        </draw:frame>
        <draw:line draw:style-name="gr5" draw:text-style-name="P1" draw:layer="layout" svg:x1="5.269cm" svg:y1="4.812cm" svg:x2="5.269cm" svg:y2="8.764cm">
          <text:p/>
        </draw:line>
        <draw:line draw:style-name="gr1" draw:text-style-name="P1" draw:layer="layout" svg:x1="15.944cm" svg:y1="10.703cm" svg:x2="15.944cm" svg:y2="2.763cm">
          <text:p/>
        </draw:line>
        <draw:line draw:style-name="gr2" draw:text-style-name="P1" draw:layer="layout" svg:x1="15.944cm" svg:y1="10.723cm" svg:x2="21.176cm" svg:y2="10.721cm">
          <text:p/>
        </draw:line>
        <draw:line draw:style-name="gr6" draw:text-style-name="P1" draw:layer="layout" svg:x1="15.959cm" svg:y1="6.026cm" svg:x2="20.261cm" svg:y2="6.081cm">
          <text:p/>
        </draw:line>
        <draw:line draw:style-name="gr6" draw:text-style-name="P1" draw:layer="layout" svg:x1="15.93cm" svg:y1="8.084cm" svg:x2="20.262cm" svg:y2="8.081cm">
          <text:p/>
        </draw:line>
        <draw:frame draw:style-name="gr4" draw:text-style-name="P6" draw:layer="layout" svg:width="0.798cm" svg:height="1.03cm" svg:x="20.347cm" svg:y="10.868cm">
          <draw:text-box>
            <text:p text:style-name="P5"><text:span text:style-name="T6">n</text:span></text:p>
          </draw:text-box>
        </draw:frame>
        <draw:frame draw:style-name="gr4" draw:text-style-name="P4" draw:layer="layout" svg:width="0.925cm" svg:height="0.962cm" svg:x="14.883cm" svg:y="2.837cm">
          <draw:text-box>
            <text:p text:style-name="P1"><text:span text:style-name="T3">E</text:span></text:p>
          </draw:text-box>
        </draw:frame>
        <draw:frame draw:style-name="gr4" draw:layer="layout" svg:width="3.089cm" svg:height="1.177cm" svg:x="20.234cm" svg:y="5.513cm">
          <draw:text-box>
            <text:p><text:span text:style-name="T3">m</text:span><text:span text:style-name="T4">I</text:span> = <text:span text:style-name="T5">-</text:span>1/2</text:p>
          </draw:text-box>
        </draw:frame>
        <draw:frame draw:style-name="gr4" draw:layer="layout" svg:width="3.089cm" svg:height="1.177cm" svg:x="20.234cm" svg:y="7.513cm">
          <draw:text-box>
            <text:p><text:span text:style-name="T3">m</text:span><text:span text:style-name="T4">I</text:span> = <text:span text:style-name="T5">+</text:span>1/2</text:p>
          </draw:text-box>
        </draw:frame>
        <draw:line draw:style-name="gr7" draw:text-style-name="P1" draw:layer="layout" svg:x1="18.32cm" svg:y1="6.369cm" svg:x2="18.32cm" svg:y2="10.695cm">
          <text:p/>
        </draw:line>
        <draw:frame draw:style-name="gr4" draw:layer="layout" svg:width="5.607cm" svg:height="0.962cm" svg:x="4.052cm" svg:y="11.662cm">
          <draw:text-box>
            <text:p>Resonance (EPR)</text:p>
          </draw:text-box>
        </draw:frame>
        <draw:frame draw:style-name="gr4" draw:layer="layout" svg:width="5.747cm" svg:height="0.962cm" svg:x="16.343cm" svg:y="11.662cm">
          <draw:text-box>
            <text:p>Resonance (NMR)</text:p>
          </draw:text-box>
        </draw:frame>
        <draw:frame draw:style-name="gr4" draw:text-style-name="P7" draw:layer="layout" svg:width="6.319cm" svg:height="0.962cm" svg:x="5.159cm" svg:y="5.415cm">
          <draw:text-box>
            <text:p text:style-name="P7"><text:span text:style-name="T7">Fixed MW frequency</text:span></text:p>
          </draw:text-box>
        </draw:frame>
        <draw:frame draw:style-name="gr4" draw:text-style-name="P8" draw:layer="layout" svg:width="6.031cm" svg:height="1.825cm" svg:x="7.318cm" svg:y="7.537cm">
          <draw:text-box>
            <text:p text:style-name="P8"><text:span text:style-name="T8">Energy levels move</text:span></text:p>
            <text:p text:style-name="P8"><text:span text:style-name="T8">as a function of </text:span><text:span text:style-name="T1">B</text:span><text:span text:style-name="T2">z</text:span></text:p>
          </draw:text-box>
        </draw:frame>
        <draw:line draw:style-name="gr3" draw:text-style-name="P1" draw:layer="layout" svg:x1="15.93cm" svg:y1="8.085cm" svg:x2="20.444cm" svg:y2="4.172cm">
          <text:p/>
        </draw:line>
        <draw:ellipse draw:style-name="gr8" draw:text-style-name="P1" draw:layer="layout" svg:width="0.495cm" svg:height="0.466cm" svg:x="18.072cm" svg:y="5.803cm">
          <text:p/>
        </draw:ellipse>
        <draw:ellipse draw:style-name="gr8" draw:text-style-name="P1" draw:layer="layout" svg:width="0.495cm" svg:height="0.466cm" svg:x="5.031cm" svg:y="6.545cm">
          <text:p/>
        </draw:ellipse>
        <draw:frame draw:style-name="gr4" draw:text-style-name="P9" draw:layer="layout" svg:width="2.653cm" svg:height="0.725cm" svg:x="2.784cm" svg:y="6.731cm">
          <draw:text-box>
            <text:p text:style-name="P9"><text:span text:style-name="T9">Resonance</text:span></text:p>
          </draw:text-box>
        </draw:frame>
        <draw:frame draw:style-name="gr4" draw:text-style-name="P9" draw:layer="layout" svg:width="2.653cm" svg:height="0.725cm" svg:x="16.068cm" svg:y="5.155cm">
          <draw:text-box>
            <text:p text:style-name="P9"><text:span text:style-name="T9">Resonance</text:span></text:p>
          </draw:text-box>
        </draw:frame>
        <draw:frame draw:style-name="gr4" draw:layer="layout" svg:width="0.853cm" svg:height="0.962cm" svg:x="15.086cm" svg:y="7.588cm">
          <draw:text-box>
            <text:p>0</text:p>
          </draw:text-box>
        </draw:frame>
        <draw:frame draw:style-name="gr4" draw:text-style-name="P10" draw:layer="layout" svg:width="4.066cm" svg:height="1.177cm" svg:x="20.168cm" svg:y="6.51cm">
          <draw:text-box>
            <text:p><text:span text:style-name="T10">D</text:span><text:span text:style-name="T3">E = g</text:span><text:span text:style-name="T4">N</text:span><text:span text:style-name="T3">m</text:span><text:span text:style-name="T4">N</text:span><text:span text:style-name="T3">B</text:span><text:span text:style-name="T4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26T15:48:52</meta:creation-date>
    <dc:date>2011-01-27T16:47:14</dc:date>
    <dc:creator>Jussi Eloranta</dc:creator>
    <meta:editing-duration>PT1H4M33S</meta:editing-duration>
    <meta:editing-cycles>24</meta:editing-cycles>
    <meta:generator>OpenOffice.org/3.3$Linux OpenOffice.org_project/330m19$Build-9561</meta:generator>
    <meta:document-statistic meta:object-count="29"/>
  </office:meta>
</office:document-meta>
</file>